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officeooo:paragraph-rsid="000bd82a"/>
    </style:style>
    <style:style style:name="P10" style:family="paragraph" style:parent-style-name="Standard">
      <style:text-properties fo:font-size="8pt" officeooo:rsid="001b80c7" officeooo:paragraph-rsid="000bd82a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officeooo:paragraph-rsid="0009b862" style:font-size-asian="10.5pt" style:font-size-complex="10.5pt"/>
    </style:style>
    <style:style style:name="P13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77eec"/>
    </style:style>
    <style:style style:name="T6" style:family="text">
      <style:text-properties officeooo:rsid="0009b86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4" draw:text-style-name="P18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3" draw:style-name="gr3" draw:text-style-name="P14" svg:width="4.5cm" svg:height="1.2cm" draw:control="control21"/></text:p><text:p text:style-name="P9"><draw:control text:anchor-type="as-char" svg:y="-0.009cm" draw:z-index="24" draw:style-name="gr3" draw:text-style-name="P18" svg:width="4.5cm" svg:height="0.451cm" draw:control="control22"/></text:p><text:p text:style-name="Standard"><draw:control text:anchor-type="as-char" svg:y="-0.009cm" draw:z-index="8" draw:style-name="gr3" draw:text-style-name="P18" svg:width="4.5cm" svg:height="0.451cm" draw:control="control7"/></text:p><text:p text:style-name="Standard"><draw:control text:anchor-type="as-char" svg:y="-0.009cm" draw:z-index="9" draw:style-name="gr3" draw:text-style-name="P18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8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8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4" svg:width="4.5cm" svg:height="0.451cm" draw:control="control11"/></text:p><text:p text:style-name="Kleine_20_Texte"><text:s/>Telefon<text:tab/><draw:control text:anchor-type="as-char" draw:z-index="13" draw:style-name="gr1" draw:text-style-name="P19" svg:width="3.241cm" svg:height="0.451cm" draw:control="control12"/></text:p><text:p text:style-name="Kleine_20_Texte"><text:s/>Telefax<text:tab/><draw:control text:anchor-type="as-char" draw:z-index="14" draw:style-name="gr1" draw:text-style-name="P19" svg:width="3.241cm" svg:height="0.451cm" draw:control="control13"/></text:p><text:p text:style-name="Standard"><draw:control text:anchor-type="as-char" svg:y="0.071cm" draw:z-index="15" draw:style-name="gr3" draw:text-style-name="P18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9" svg:width="3.241cm" svg:height="0.451cm" draw:control="control15"/></text:p><text:p text:style-name="Kleine_20_Texte"><text:s/>Telefax<text:tab/><draw:control text:anchor-type="as-char" draw:z-index="17" draw:style-name="gr1" draw:text-style-name="P19" svg:width="3.241cm" svg:height="0.451cm" draw:control="control16"/><text:tab/></text:p><text:p text:style-name="Standard"><draw:control text:anchor-type="as-char" svg:y="-0.009cm" draw:z-index="18" draw:style-name="gr3" draw:text-style-name="P18" svg:width="4.5cm" svg:height="0.451cm" draw:control="control17"/></text:p><text:p text:style-name="Standard"><draw:control text:anchor-type="as-char" svg:y="0.071cm" draw:z-index="19" draw:style-name="gr3" draw:text-style-name="P18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<text:span text:style-name="T6">Gas</text:span>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5">sie haben die Fachprüfung ADN „<text:span text:style-name="T5">Gas</text:span>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svg:y="-0.519cm" draw:z-index="21" draw:style-name="gr3" draw:text-style-name="P20" svg:width="9.501cm" svg:height="0.701cm" draw:control="control20"/></text:p>
      <text:p text:style-name="P4"><text:span text:style-name="T3">Erreichte Punktzahl:</text:span><draw:control text:anchor-type="as-char" svg:y="-0.519cm" draw:z-index="20" draw:style-name="gr3" draw:text-style-name="P16" svg:width="8.501cm" svg:height="0.701cm" draw:control="control19"/></text:p>
      <text:p text:style-name="P4"/>
      <text:p text:style-name="P12">Um die Bescheinigung über besondere Kenntnisse des ADN „<text:span text:style-name="T5">Gas</text:span>“ zu erhalten, müssen Sie den Nachweis gemäß 8.2.1.<text:span text:style-name="T6">5</text:span> von mindestens einem Jahr Arbeit an Bord eines Typ <text:span text:style-name="T5">G</text:span>-Schiffs erbringen. Diese Arbeit muss während der zwei letzten Jahre vor oder spätestens innerhalb von zwei Jahren nach Prüfung durchgeführt werden.</text:p>
      <text:p text:style-name="P12">Für den Nachweis der Arbeit/Fahrzeit ist das Original Bordbuch oder das Schifferdienstbuch in Verbindung mit dem Zulassungszeugnis vorzulegen. </text:p>
      <text:p text:style-name="P11">Die Ausfertigungsgebühr für die Bescheinigung über besondere Kenntnisse des ADN beträgt:<text:span text:style-name="T4"><draw:control text:anchor-type="as-char" svg:y="-0.519cm" draw:z-index="5" draw:style-name="gr3" draw:text-style-name="P16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8"/>
      <text:p text:style-name="P8"/>
      <text:p text:style-name="P8"/>
      <text:p text:style-name="P6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6:55:24.511860230</dc:date>
    <dc:creator>Stefan Meyer</dc:creator>
    <meta:editing-duration>PT21H16M57S</meta:editing-duration>
    <meta:editing-cycles>63</meta:editing-cycles>
    <meta:document-statistic meta:table-count="0" meta:image-count="1" meta:object-count="0" meta:page-count="1" meta:paragraph-count="29" meta:word-count="111" meta:character-count="789" meta:non-whitespace-character-count="682"/>
  </office:meta>
</office:document-meta>
</file>